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2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1.2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1.2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-33% 58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10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1" style:family="text">
      <style:text-properties style:text-position="0% 100%"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12" style:family="text">
      <style:text-properties style:text-position="0% 100%"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13" style:family="text">
      <style:text-properties style:text-position="-33% 58%"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14" style:family="text">
      <style:text-properties style:text-position="0% 100%" fo:font-family="'Times New Roman'" style:font-style-name="Regular" style:font-family-generic="roman" fo:font-size="12pt" fo:font-style="normal" style:font-family-asian="'Times New Roman'" style:font-style-name-asian="Regular" style:font-family-generic-asian="roman" style:font-size-asian="12pt" style:font-style-asian="normal" style:font-family-complex="'Times New Roman'" style:font-style-name-complex="Regular" style:font-family-generic-complex="roman" style:font-size-complex="12pt" style:font-style-complex="normal"/>
    </style:style>
    <style:style style:name="T15" style:family="text">
      <style:text-properties style:text-position="-33% 58%" fo:font-family="'Times New Roman'" style:font-family-generic="roman" style:font-pitch="variable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5" draw:id="id5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0.271cm" svg:y="1.635cm">
          <text:p text:style-name="P1"><text:span text:style-name="T1">X</text:span><text:span text:style-name="T2">3</text:span></text:p>
        </draw:ellipse>
        <draw:ellipse draw:style-name="gr1" draw:text-style-name="P2" xml:id="id4" draw:id="id4" draw:layer="layout" svg:width="1.016cm" svg:height="0.889cm" svg:x="13.827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2.049cm" svg:y="1.478cm">
          <draw:text-box>
            <text:p>...</text:p>
          </draw:text-box>
        </draw:frame>
        <draw:ellipse draw:style-name="gr1" draw:text-style-name="P2" xml:id="id2" draw:id="id2" draw:layer="layout" svg:width="1.016cm" svg:height="0.889cm" svg:x="10.271cm" svg:y="5.148cm">
          <text:p text:style-name="P1"><text:span text:style-name="T1">Y</text:span></text:p>
        </draw:ellipse>
        <draw:connector draw:style-name="gr3" draw:text-style-name="P3" draw:layer="layout" draw:type="line" svg:x1="9.001cm" svg:y1="2.524cm" svg:x2="10.779cm" svg:y2="5.148cm" draw:start-shape="id1" draw:start-glue-point="2" draw:end-shape="id2" draw:end-glue-point="0" svg:d="M9001 2524l1778 2624">
          <text:p/>
        </draw:connector>
        <draw:connector draw:style-name="gr3" draw:text-style-name="P1" draw:layer="layout" draw:type="line" svg:x1="10.779cm" svg:y1="2.524cm" svg:x2="10.779cm" svg:y2="5.148cm" draw:start-shape="id3" draw:start-glue-point="2" draw:end-shape="id2" draw:end-glue-point="0" svg:d="M10779 2524v2624">
          <text:p/>
        </draw:connector>
        <draw:connector draw:style-name="gr3" draw:text-style-name="P1" draw:layer="layout" draw:type="line" svg:x1="14.335cm" svg:y1="2.524cm" svg:x2="10.779cm" svg:y2="5.148cm" draw:start-shape="id4" draw:start-glue-point="2" draw:end-shape="id2" draw:end-glue-point="0" svg:d="M14335 2524l-3556 2624">
          <text:p/>
        </draw:connector>
        <draw:connector draw:style-name="gr3" draw:text-style-name="P3" draw:layer="layout" draw:type="line" svg:x1="7.223cm" svg:y1="2.524cm" svg:x2="10.779cm" svg:y2="5.148cm" draw:start-shape="id5" draw:start-glue-point="2" draw:end-shape="id2" draw:end-glue-point="0" svg:d="M7223 2524l3556 2624">
          <text:p/>
        </draw:connector>
        <draw:frame draw:style-name="gr4" draw:text-style-name="P4" draw:layer="layout" svg:width="0.942cm" svg:height="0.876cm" svg:x="7.077cm" svg:y="2.64cm">
          <draw:text-box>
            <text:p><text:span text:style-name="T4">w</text:span><text:span text:style-name="T5">1</text:span></text:p>
          </draw:text-box>
        </draw:frame>
        <draw:frame draw:style-name="gr4" draw:text-style-name="P4" draw:layer="layout" svg:width="0.942cm" svg:height="0.876cm" svg:x="9.077cm" svg:y="2.44cm">
          <draw:text-box>
            <text:p><text:span text:style-name="T4">w</text:span><text:span text:style-name="T5">2</text:span></text:p>
          </draw:text-box>
        </draw:frame>
        <draw:frame draw:style-name="gr4" draw:text-style-name="P4" draw:layer="layout" svg:width="0.942cm" svg:height="0.876cm" svg:x="10.677cm" svg:y="2.54cm">
          <draw:text-box>
            <text:p><text:span text:style-name="T4">w</text:span><text:span text:style-name="T5">3</text:span></text:p>
          </draw:text-box>
        </draw:frame>
        <draw:frame draw:style-name="gr4" draw:text-style-name="P4" draw:layer="layout" svg:width="0.942cm" svg:height="0.876cm" svg:x="13.477cm" svg:y="2.74cm">
          <draw:text-box>
            <text:p><text:span text:style-name="T4">w</text:span><text:span text:style-name="T6">n</text:span></text:p>
          </draw:text-box>
        </draw:frame>
        <draw:frame draw:style-name="gr5" draw:text-style-name="P5" draw:layer="layout" svg:width="3.289cm" svg:height="0.876cm" svg:x="9.182cm" svg:y="6.007cm">
          <draw:text-box>
            <text:p><text:span text:style-name="T7">Y</text:span><text:span text:style-name="T8">=</text:span><text:span text:style-name="T7">X</text:span><text:span text:style-name="T9">1</text:span><text:span text:style-name="T8">x</text:span><text:span text:style-name="T7">X</text:span><text:span text:style-name="T9">2</text:span><text:span text:style-name="T8">x...x</text:span><text:span text:style-name="T7">X</text:span><text:span text:style-name="T10">n</text:span></text:p>
          </draw:text-box>
        </draw:frame>
        <draw:frame draw:style-name="gr4" draw:text-style-name="P4" draw:layer="layout" svg:width="0.942cm" svg:height="0.876cm" svg:x="8.477cm" svg:y="3.64cm">
          <draw:text-box>
            <text:p><text:span text:style-name="T11">ω</text:span><text:span text:style-name="T5">1</text:span></text:p>
          </draw:text-box>
        </draw:frame>
        <draw:frame draw:style-name="gr4" draw:text-style-name="P4" draw:layer="layout" svg:width="0.942cm" svg:height="0.876cm" svg:x="9.677cm" svg:y="3.24cm">
          <draw:text-box>
            <text:p><text:span text:style-name="T12">ω</text:span><text:span text:style-name="T5">2</text:span></text:p>
          </draw:text-box>
        </draw:frame>
        <draw:frame draw:style-name="gr4" draw:text-style-name="P4" draw:layer="layout" svg:width="0.942cm" svg:height="0.876cm" svg:x="10.677cm" svg:y="3.54cm">
          <draw:text-box>
            <text:p><text:span text:style-name="T12">ω</text:span><text:span text:style-name="T5">3</text:span></text:p>
          </draw:text-box>
        </draw:frame>
        <draw:frame draw:style-name="gr4" draw:text-style-name="P4" draw:layer="layout" svg:width="0.942cm" svg:height="0.876cm" svg:x="11.877cm" svg:y="3.94cm">
          <draw:text-box>
            <text:p><text:span text:style-name="T12">ω</text:span><text:span text:style-name="T6">n</text:span></text:p>
          </draw:text-box>
        </draw:frame>
        <draw:frame draw:style-name="gr6" draw:text-style-name="P4" draw:layer="layout" svg:width="1.739cm" svg:height="0.83cm" svg:x="6.877cm" svg:y="4.64cm">
          <draw:text-box>
            <text:p><text:span text:style-name="T11">d</text:span><text:span text:style-name="T13">i</text:span><text:span text:style-name="T14">=1-</text:span><text:span text:style-name="T11">ω</text:span><text:span text:style-name="T15">i</text:span></text:p>
          </draw:text-box>
        </draw:frame>
        <draw:frame draw:style-name="gr7" draw:text-style-name="P4" draw:layer="layout" svg:width="1.739cm" svg:height="0.83cm" svg:x="6.878cm" svg:y="5.44cm">
          <draw:text-box>
            <text:p><text:span text:style-name="T11">δ</text:span><text:span text:style-name="T13">i</text:span><text:span text:style-name="T14">=1-</text:span><text:span text:style-name="T11">w</text:span><text:span text:style-name="T15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26T11:26:44.41</dc:date>
    <dc:creator>Loc Nguyen</dc:creator>
    <meta:editing-duration>PT2H48M3S</meta:editing-duration>
    <meta:editing-cycles>21</meta:editing-cycles>
    <meta:generator>OpenOffice/4.1.2$Win32 OpenOffice.org_project/412m3$Build-9782</meta:generator>
    <meta:document-statistic meta:object-count="21"/>
  </office:meta>
</office:document-meta>
</file>